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a2e1b" officeooo:paragraph-rsid="005b5c1e"/>
    </style:style>
    <style:style style:name="T1" style:family="text">
      <style:text-properties officeooo:rsid="005b3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Problemy <text:span text:style-name="T1">z dostępem do internetu </text:span>mogą wynikać z tego że <text:span text:style-name="T1">używam macvlan. Muszę to sprawdzić z ipvla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4T15:34:37.711485816</dc:date>
    <meta:editing-duration>P1DT6H13M5S</meta:editing-duration>
    <meta:editing-cycles>54</meta:editing-cycles>
    <meta:document-statistic meta:table-count="0" meta:image-count="0" meta:object-count="0" meta:page-count="1" meta:paragraph-count="1" meta:word-count="17" meta:character-count="100" meta:non-whitespace-character-count="84"/>
  </office:meta>
</office:document-meta>
</file>